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E" svg:font-family="'Arial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48in"/>
    </style:style>
    <style:style style:name="co3" style:family="table-column">
      <style:table-column-properties fo:break-before="auto" style:column-width="2.0752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3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 style:data-style-name="N37"/>
    <style:style style:name="ce5" style:family="table-cell" style:parent-style-name="Default" style:data-style-name="N3">
      <style:table-cell-properties style:glyph-orientation-vertical="0" fo:border-bottom="0.0346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75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">
      <style:table-cell-properties style:glyph-orientation-vertical="0" fo:border-bottom="0.0346in solid #000000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font-name="Times New Roman" style:font-name-asian="Arial Unicode MS" style:font-name-complex="Arial Unicode MS"/>
    </style:style>
    <style:style style:name="ce10" style:family="table-cell" style:parent-style-name="Default">
      <style:text-properties style:font-name="Times New Roman" style:font-name-asian="Arial Unicode MS" style:font-name-complex="Arial Unicode MS"/>
    </style:style>
    <style:style style:name="ce11" style:family="table-cell" style:parent-style-name="Default" style:data-style-name="N3">
      <style:table-cell-properties style:glyph-orientation-vertical="0" fo:border-bottom="0.0346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 style:data-style-name="N3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3">
      <style:table-cell-properties style:glyph-orientation-vertical="0"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207" table:default-cell-style-name="Default"/>
        <table:table-row table:style-name="ro1">
          <table:table-cell office:value-type="string">
            <text:p>Niezdolnosc do egzystencji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table:style-name="Default" office:value-type="float" office:value="4550">
            <text:p>4550</text:p>
          </table:table-cell>
          <table:table-cell table:style-name="Default" office:value-type="float" office:value="593">
            <text:p>593</text:p>
          </table:table-cell>
          <table:table-cell/>
          <table:table-cell office:value-type="string">
            <text:p>Liczba orzeczen</text:p>
          </table:table-cell>
          <table:table-cell office:value-type="float" office:value="2012">
            <text:p>2012</text:p>
          </table:table-cell>
          <table:table-cell table:number-columns-repeated="209"/>
        </table:table-row>
        <table:table-row table:style-name="ro1">
          <table:table-cell office:value-type="string">
            <text:p>ihd</text:p>
          </table:table-cell>
          <table:table-cell office:value-type="float" office:value="4.37318464730291">
            <text:p>4.3731846473</text:p>
          </table:table-cell>
          <table:table-cell office:value-type="float" office:value="13.1849066390041">
            <text:p>13.184906639</text:p>
          </table:table-cell>
          <table:table-cell office:value-type="float" office:value="3.44190871369295">
            <text:p>3.4419087137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21">
            <text:p>21</text:p>
          </table:table-cell>
          <table:table-cell table:style-name="Default"/>
          <table:table-cell table:style-name="ce2" table:number-columns-repeated="212"/>
        </table:table-row>
        <table:table-row table:style-name="ro1">
          <table:table-cell office:value-type="string">
            <text:p>stroke</text:p>
          </table:table-cell>
          <table:table-cell office:value-type="float" office:value="90.1709024896266">
            <text:p>90.1709024896</text:p>
          </table:table-cell>
          <table:table-cell office:value-type="float" office:value="271.860217842324">
            <text:p>271.8602178423</text:p>
          </table:table-cell>
          <table:table-cell office:value-type="float" office:value="70.9688796680498">
            <text:p>70.968879668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433">
            <text:p>433</text:p>
          </table:table-cell>
          <table:table-cell table:style-name="Default"/>
          <table:table-cell table:number-columns-repeated="2"/>
          <table:table-cell table:style-name="ce2" table:number-columns-repeated="210"/>
        </table:table-row>
        <table:table-row table:style-name="ro1">
          <table:table-cell office:value-type="string">
            <text:p>hyper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/>
          <table:table-cell table:style-name="ce2" table:number-columns-repeated="210"/>
        </table:table-row>
        <table:table-row table:style-name="ro1">
          <table:table-cell table:style-name="ce1" table:number-columns-repeated="8"/>
          <table:table-cell table:number-columns-repeated="2"/>
          <table:table-cell table:style-name="ce2" table:number-columns-repeated="210"/>
        </table:table-row>
        <table:table-row table:style-name="ro1">
          <table:table-cell office:value-type="string">
            <text:p>Niezdolnosc do pracy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15551">
            <text:p>15,551</text:p>
          </table:table-cell>
          <table:table-cell office:value-type="float" office:value="3438">
            <text:p>3,438</text:p>
          </table:table-cell>
          <table:table-cell table:number-columns-repeated="2"/>
          <table:table-cell table:style-name="ce2" table:number-columns-repeated="210"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212.217522192204">
            <text:p>212.2175221922</text:p>
          </table:table-cell>
          <table:table-cell table:style-name="ce3" office:value-type="float" office:value="608.296565032806">
            <text:p>608.2965650328</text:p>
          </table:table-cell>
          <table:table-cell table:style-name="ce3" office:value-type="float" office:value="156.48591277499">
            <text:p>156.485912775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977">
            <text:p>977</text:p>
          </table:table-cell>
          <table:table-cell table:number-columns-repeated="3"/>
          <table:table-cell table:style-name="ce2" table:number-columns-repeated="210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206.787186414512">
            <text:p>206.7871864145</text:p>
          </table:table-cell>
          <table:table-cell table:style-name="ce3" office:value-type="float" office:value="592.731146275569">
            <text:p>592.7311462756</text:p>
          </table:table-cell>
          <table:table-cell table:style-name="ce3" office:value-type="float" office:value="152.481667309919">
            <text:p>152.481667309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952">
            <text:p>952</text:p>
          </table:table-cell>
          <table:table-cell table:number-columns-repeated="3"/>
          <table:table-cell table:style-name="ce2" table:number-columns-repeated="210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4.99590891547665">
            <text:p>4.9959089155</text:p>
          </table:table-cell>
          <table:table-cell table:style-name="ce3" office:value-type="float" office:value="14.3201852566577">
            <text:p>14.3201852567</text:p>
          </table:table-cell>
          <table:table-cell table:style-name="ce3" office:value-type="float" office:value="3.68390582786569">
            <text:p>3.6839058279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/>
          <table:table-cell table:style-name="ce2" table:number-columns-repeated="210"/>
        </table:table-row>
        <table:table-row table:style-name="ro1">
          <table:table-cell table:style-name="ce2" table:number-columns-repeated="6"/>
          <table:table-cell table:number-columns-repeated="4"/>
          <table:table-cell table:style-name="ce2" table:number-columns-repeated="210"/>
        </table:table-row>
        <table:table-row table:style-name="ro1">
          <table:table-cell office:value-type="string">
            <text:p>Niezdolnosc do pracy czesciow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24364">
            <text:p>24,364</text:p>
          </table:table-cell>
          <table:table-cell office:value-type="float" office:value="5896">
            <text:p>5,896</text:p>
          </table:table-cell>
          <table:table-cell table:number-columns-repeated="212"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546.48231511254">
            <text:p>546.4823151125</text:p>
          </table:table-cell>
          <table:table-cell table:style-name="ce3" office:value-type="float" office:value="1500.54019292605">
            <text:p>1500.5401929261</text:p>
          </table:table-cell>
          <table:table-cell table:style-name="ce3" office:value-type="float" office:value="364.977491961415">
            <text:p>364.9774919614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2412">
            <text:p>2,412</text:p>
          </table:table-cell>
          <table:table-cell table:number-columns-repeated="213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232.232327110429">
            <text:p>232.2323271104</text:p>
          </table:table-cell>
          <table:table-cell table:style-name="ce3" office:value-type="float" office:value="637.667370542785">
            <text:p>637.6673705428</text:p>
          </table:table-cell>
          <table:table-cell table:style-name="ce3" office:value-type="float" office:value="155.100302346787">
            <text:p>155.1003023468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1025">
            <text:p>1,025</text:p>
          </table:table-cell>
          <table:table-cell table:number-columns-repeated="213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77.2597302874694">
            <text:p>77.2597302875</text:p>
          </table:table-cell>
          <table:table-cell table:style-name="ce3" office:value-type="float" office:value="212.141047175697">
            <text:p>212.1410471757</text:p>
          </table:table-cell>
          <table:table-cell table:style-name="ce3" office:value-type="float" office:value="51.5992225368335">
            <text:p>51.5992225368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office:value-type="float" office:value="341">
            <text:p>341</text:p>
          </table:table-cell>
          <table:table-cell table:number-columns-repeated="4"/>
          <table:table-cell table:style-name="ce5"/>
          <table:table-cell table:style-name="ce7" table:number-columns-repeated="2"/>
          <table:table-cell table:style-name="ce11"/>
          <table:table-cell table:style-name="ce5"/>
          <table:table-cell table:style-name="ce13"/>
          <table:table-cell table:style-name="ce14"/>
          <table:table-cell table:style-name="ce11"/>
          <table:table-cell table:style-name="ce5"/>
          <table:table-cell table:number-columns-repeated="200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21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8"/>
          <table:table-cell table:style-name="ce9"/>
          <table:table-cell table:style-name="ce12"/>
          <table:table-cell table:number-columns-repeated="205"/>
        </table:table-row>
        <table:table-row table:style-name="ro1">
          <table:table-cell office:value-type="string">
            <text:p>Niezdolnosc do egzystencji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316842.23608769">
            <text:p>316,842</text:p>
          </table:table-cell>
          <table:table-cell table:style-name="Default"/>
          <table:table-cell/>
          <table:table-cell office:value-type="string">
            <text:p>Koszty</text:p>
          </table:table-cell>
          <table:table-cell office:value-type="float" office:value="2012">
            <text:p>2012</text:p>
          </table:table-cell>
          <table:table-cell table:style-name="ce6"/>
          <table:table-cell/>
          <table:table-cell table:style-name="ce10" table:number-columns-repeated="2"/>
          <table:table-cell table:number-columns-repeated="205"/>
        </table:table-row>
        <table:table-row table:style-name="ro1">
          <table:table-cell office:value-type="string">
            <text:p>ihd</text:p>
          </table:table-cell>
          <table:table-cell office:value-type="float" office:value="3052.00352968239">
            <text:p>3052.0035296824</text:p>
          </table:table-cell>
          <table:table-cell office:value-type="float" office:value="9201.61960817071">
            <text:p>9201.6196081707</text:p>
          </table:table-cell>
          <table:table-cell office:value-type="float" office:value="2402.0750071722">
            <text:p>2402.075007172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formula="of:=SUM([.B18:.F18])" office:value-type="float" office:value="14655.6981450253">
            <text:p>14655.6981450253</text:p>
          </table:table-cell>
          <table:table-cell table:style-name="Default"/>
          <table:table-cell table:number-columns-repeated="212"/>
        </table:table-row>
        <table:table-row table:style-name="ro1">
          <table:table-cell office:value-type="string">
            <text:p>stroke</text:p>
          </table:table-cell>
          <table:table-cell office:value-type="float" office:value="62929.4061120227">
            <text:p>62929.4061120227</text:p>
          </table:table-cell>
          <table:table-cell office:value-type="float" office:value="189728.632873234">
            <text:p>189728.632873234</text:p>
          </table:table-cell>
          <table:table-cell office:value-type="float" office:value="49528.4989574077">
            <text:p>49528.4989574077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formula="of:=SUM([.B19:.F19])" office:value-type="float" office:value="302186.537942664">
            <text:p>302186.537942664</text:p>
          </table:table-cell>
          <table:table-cell table:style-name="Default"/>
          <table:table-cell table:number-columns-repeated="212"/>
        </table:table-row>
        <table:table-row table:style-name="ro1">
          <table:table-cell office:value-type="string">
            <text:p>hyper</text:p>
          </table:table-cell>
          <table:table-cell table:number-columns-repeated="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formula="of:=SUM([.B20:.F20])" office:value-type="float" office:value="0">
            <text:p>0</text:p>
          </table:table-cell>
          <table:table-cell table:style-name="Default"/>
          <table:table-cell table:number-columns-repeated="212"/>
        </table:table-row>
        <table:table-row table:style-name="ro1">
          <table:table-cell table:style-name="ce1" table:number-columns-repeated="7"/>
          <table:table-cell table:style-name="Default"/>
          <table:table-cell table:number-columns-repeated="212"/>
        </table:table-row>
        <table:table-row table:style-name="ro1">
          <table:table-cell office:value-type="string">
            <text:p>Niezdolnosc do pracy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6065778.11285631">
            <text:p>6,065,778</text:p>
          </table:table-cell>
          <table:table-cell table:style-name="Default"/>
          <table:table-cell table:number-columns-repeated="212"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659459.221966223">
            <text:p>659459.221966223</text:p>
          </table:table-cell>
          <table:table-cell table:style-name="ce3" office:value-type="float" office:value="1890262.29011356">
            <text:p>1890262.29011356</text:p>
          </table:table-cell>
          <table:table-cell table:style-name="ce3" office:value-type="float" office:value="486275.012643893">
            <text:p>486275.012643893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23:.F23])" office:value-type="float" office:value="3035996.52472368">
            <text:p>3035996.52472368</text:p>
          </table:table-cell>
          <table:table-cell table:style-name="Default"/>
          <table:table-cell table:number-columns-repeated="212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642584.625703014">
            <text:p>642584.625703014</text:p>
          </table:table-cell>
          <table:table-cell table:style-name="ce3" office:value-type="float" office:value="1841893.24481895">
            <text:p>1841893.24481895</text:p>
          </table:table-cell>
          <table:table-cell table:style-name="ce3" office:value-type="float" office:value="473831.946813701">
            <text:p>473831.94681370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24:.F24])" office:value-type="float" office:value="2958309.81733566">
            <text:p>2958309.81733566</text:p>
          </table:table-cell>
          <table:table-cell table:style-name="Default"/>
          <table:table-cell table:number-columns-repeated="212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15524.6285621527">
            <text:p>15524.6285621527</text:p>
          </table:table-cell>
          <table:table-cell table:style-name="ce3" office:value-type="float" office:value="44499.5216710459">
            <text:p>44499.5216710459</text:p>
          </table:table-cell>
          <table:table-cell table:style-name="ce3" office:value-type="float" office:value="11447.6205637764">
            <text:p>11447.6205637764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25:.F25])" office:value-type="float" office:value="71471.770796975">
            <text:p>71471.770796975</text:p>
          </table:table-cell>
          <table:table-cell table:style-name="ce1"/>
          <table:table-cell table:number-columns-repeated="212"/>
        </table:table-row>
        <table:table-row table:style-name="ro1">
          <table:table-cell table:style-name="ce2" table:number-columns-repeated="6"/>
          <table:table-cell table:number-columns-repeated="214"/>
        </table:table-row>
        <table:table-row table:style-name="ro1">
          <table:table-cell office:value-type="string">
            <text:p>Niezdolnosc do pracy czesciow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13990073.6886024">
            <text:p>13,990,074</text:p>
          </table:table-cell>
          <table:table-cell table:number-columns-repeated="213"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2023644.21861898">
            <text:p>2023644.21861898</text:p>
          </table:table-cell>
          <table:table-cell table:style-name="ce3" office:value-type="float" office:value="5556555.81570807">
            <text:p>5556555.81570807</text:p>
          </table:table-cell>
          <table:table-cell table:style-name="ce3" office:value-type="float" office:value="1351525.14749113">
            <text:p>1351525.14749113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28:.F28])" office:value-type="float" office:value="8931725.18181818">
            <text:p>8931725.18181818</text:p>
          </table:table-cell>
          <table:table-cell table:number-columns-repeated="213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859964.893899027">
            <text:p>859964.893899027</text:p>
          </table:table-cell>
          <table:table-cell table:style-name="ce3" office:value-type="float" office:value="2361305.85037346">
            <text:p>2361305.85037346</text:p>
          </table:table-cell>
          <table:table-cell table:style-name="ce3" office:value-type="float" office:value="574342.154302824">
            <text:p>574342.154302824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29:.F29])" office:value-type="float" office:value="3795612.89857531">
            <text:p>3795612.89857531</text:p>
          </table:table-cell>
          <table:table-cell table:number-columns-repeated="213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286095.637872749">
            <text:p>286095.637872749</text:p>
          </table:table-cell>
          <table:table-cell table:style-name="ce3" office:value-type="float" office:value="785566.141441315">
            <text:p>785566.141441315</text:p>
          </table:table-cell>
          <table:table-cell table:style-name="ce3" office:value-type="float" office:value="191073.828894891">
            <text:p>191073.828894891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Default" table:formula="of:=SUM([.B30:.F30])" office:value-type="float" office:value="1262735.60820896">
            <text:p>1262735.60820896</text:p>
          </table:table-cell>
          <table:table-cell table:number-columns-repeated="213"/>
        </table:table-row>
        <table:table-row table:style-name="ro1">
          <table:table-cell table:number-columns-repeated="4"/>
          <table:table-cell table:style-name="ce4"/>
          <table:table-cell table:number-columns-repeated="215"/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ce3"/>
          <table:table-cell table:number-columns-repeated="214"/>
        </table:table-row>
        <table:table-row table:style-name="ro1">
          <table:table-cell/>
          <table:table-cell table:style-name="ce3" table:number-columns-repeated="3"/>
          <table:table-cell/>
          <table:table-cell table:style-name="ce3"/>
          <table:table-cell table:number-columns-repeated="214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ABSEN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12605624">
            <text:p>12605624</text:p>
          </table:table-cell>
          <table:table-cell/>
          <table:table-cell office:value-type="string">
            <text:p>liczba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hd</text:p>
          </table:table-cell>
          <table:table-cell office:value-type="float" office:value="1233613.31212325">
            <text:p>1233613.31212325</text:p>
          </table:table-cell>
          <table:table-cell office:value-type="float" office:value="1544888.98797028">
            <text:p>1544888.98797028</text:p>
          </table:table-cell>
          <table:table-cell office:value-type="float" office:value="343005.699906477">
            <text:p>343005.699906477</text:p>
          </table:table-cell>
          <table:table-cell table:number-columns-repeated="2" office:value-type="float" office:value="0">
            <text:p>0</text:p>
          </table:table-cell>
          <table:table-cell table:formula="of:=SUM([.B2:.F2])" office:value-type="float" office:value="3121508">
            <text:p>3121508</text:p>
          </table:table-cell>
          <table:table-cell table:number-columns-repeated="5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382859.792292302">
            <text:p>382859.792292302</text:p>
          </table:table-cell>
          <table:table-cell table:style-name="ce3" office:value-type="float" office:value="479466.191906554">
            <text:p>479466.191906554</text:p>
          </table:table-cell>
          <table:table-cell table:style-name="ce3" office:value-type="float" office:value="106454.015801144">
            <text:p>106454.015801144</text:p>
          </table:table-cell>
          <table:table-cell table:number-columns-repeated="2" office:value-type="float" office:value="0">
            <text:p>0</text:p>
          </table:table-cell>
          <table:table-cell table:formula="of:=SUM([.B3:.F3])" office:value-type="float" office:value="968780">
            <text:p>968780</text:p>
          </table:table-cell>
          <table:table-cell table:number-columns-repeated="5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199355.589424731">
            <text:p>199355.589424731</text:p>
          </table:table-cell>
          <table:table-cell table:style-name="ce3" office:value-type="float" office:value="249658.666752309">
            <text:p>249658.666752309</text:p>
          </table:table-cell>
          <table:table-cell table:style-name="ce3" office:value-type="float" office:value="55430.7438229607">
            <text:p>55430.7438229607</text:p>
          </table:table-cell>
          <table:table-cell table:number-columns-repeated="2" office:value-type="float" office:value="0">
            <text:p>0</text:p>
          </table:table-cell>
          <table:table-cell table:formula="of:=SUM([.B4:.F4])" office:value-type="float" office:value="504445">
            <text:p>504445</text:p>
          </table:table-cell>
          <table:table-cell table:number-columns-repeated="3"/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BSEN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12605624">
            <text:p>12605624</text:p>
          </table:table-cell>
          <table:table-cell/>
          <table:table-cell office:value-type="string">
            <text:p>koszty ogolne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hd</text:p>
          </table:table-cell>
          <table:table-cell office:value-type="float" office:value="71992.1837625932">
            <text:p>71992.1837625932</text:p>
          </table:table-cell>
          <table:table-cell office:value-type="float" office:value="90157.8564544956">
            <text:p>90157.8564544956</text:p>
          </table:table-cell>
          <table:table-cell office:value-type="float" office:value="20017.398593715">
            <text:p>20017.398593715</text:p>
          </table:table-cell>
          <table:table-cell table:number-columns-repeated="2" office:value-type="float" office:value="0">
            <text:p>0</text:p>
          </table:table-cell>
          <table:table-cell office:value-type="float" office:value="182167.438810804">
            <text:p>182167.438810804</text:p>
          </table:table-cell>
          <table:table-cell table:number-columns-repeated="5"/>
        </table:table-row>
        <table:table-row table:style-name="ro1">
          <table:table-cell office:value-type="string">
            <text:p>stroke</text:p>
          </table:table-cell>
          <table:table-cell office:value-type="float" office:value="22343.2353162398">
            <text:p>22343.2353162398</text:p>
          </table:table-cell>
          <table:table-cell office:value-type="float" office:value="27981.0681811439">
            <text:p>27981.0681811439</text:p>
          </table:table-cell>
          <table:table-cell office:value-type="float" office:value="6212.52785820801">
            <text:p>6212.527858208</text:p>
          </table:table-cell>
          <table:table-cell table:number-columns-repeated="2" office:value-type="float" office:value="0">
            <text:p>0</text:p>
          </table:table-cell>
          <table:table-cell office:value-type="float" office:value="56536.8313555918">
            <text:p>56536.8313555918</text:p>
          </table:table-cell>
          <table:table-cell table:number-columns-repeated="5"/>
        </table:table-row>
        <table:table-row table:style-name="ro1">
          <table:table-cell office:value-type="string">
            <text:p>hyper</text:p>
          </table:table-cell>
          <table:table-cell office:value-type="float" office:value="11634.1515505074">
            <text:p>11634.1515505074</text:p>
          </table:table-cell>
          <table:table-cell office:value-type="float" office:value="14569.7784209389">
            <text:p>14569.7784209389</text:p>
          </table:table-cell>
          <table:table-cell office:value-type="float" office:value="3234.87129733659">
            <text:p>3234.8712973366</text:p>
          </table:table-cell>
          <table:table-cell table:number-columns-repeated="2" office:value-type="float" office:value="0">
            <text:p>0</text:p>
          </table:table-cell>
          <table:table-cell office:value-type="float" office:value="29438.8012687829">
            <text:p>29438.8012687829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ABSEN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12605624">
            <text:p>12605624</text:p>
          </table:table-cell>
          <table:table-cell/>
          <table:table-cell office:value-type="string">
            <text:p>koszty fus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string">
            <text:p>ihd</text:p>
          </table:table-cell>
          <table:table-cell table:style-name="ce3" office:value-type="float" office:value="47518.7949101892">
            <text:p>47518.7949101892</text:p>
          </table:table-cell>
          <table:table-cell table:style-name="ce3" office:value-type="float" office:value="59509.1364991972">
            <text:p>59509.1364991972</text:p>
          </table:table-cell>
          <table:table-cell table:style-name="ce3" office:value-type="float" office:value="13212.5823762619">
            <text:p>13212.5823762619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20240.513785648">
            <text:p>120240.513785648</text:p>
          </table:table-cell>
          <table:table-cell table:number-columns-repeated="5"/>
        </table:table-row>
        <table:table-row table:style-name="ro1">
          <table:table-cell office:value-type="string">
            <text:p>stroke</text:p>
          </table:table-cell>
          <table:table-cell table:style-name="ce3" office:value-type="float" office:value="14747.7623421414">
            <text:p>14747.7623421414</text:p>
          </table:table-cell>
          <table:table-cell table:style-name="ce3" office:value-type="float" office:value="18469.0416483611">
            <text:p>18469.0416483611</text:p>
          </table:table-cell>
          <table:table-cell table:style-name="ce3" office:value-type="float" office:value="4100.60956258162">
            <text:p>4100.609562581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37317.4135530841">
            <text:p>37317.4135530841</text:p>
          </table:table-cell>
          <table:table-cell table:number-columns-repeated="5"/>
        </table:table-row>
        <table:table-row table:style-name="ro1">
          <table:table-cell office:value-type="string">
            <text:p>hyper</text:p>
          </table:table-cell>
          <table:table-cell table:style-name="ce3" office:value-type="float" office:value="7679.1789412266">
            <text:p>7679.1789412266</text:p>
          </table:table-cell>
          <table:table-cell table:style-name="ce3" office:value-type="float" office:value="9616.85389284203">
            <text:p>9616.853892842</text:p>
          </table:table-cell>
          <table:table-cell table:style-name="ce3" office:value-type="float" office:value="2135.19270711254">
            <text:p>2135.1927071126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9431.2255411812">
            <text:p>19431.2255411812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EHABILITA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8292">
            <text:p>8292</text:p>
          </table:table-cell>
          <table:table-cell/>
          <table:table-cell office:value-type="string">
            <text:p>Wystapienia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ihd</text:p>
          </table:table-cell>
          <table:table-cell office:value-type="float" office:value="945.610738255034">
            <text:p>945.610738255</text:p>
          </table:table-cell>
          <table:table-cell office:value-type="float" office:value="4152.10738255034">
            <text:p>4152.1073825503</text:p>
          </table:table-cell>
          <table:table-cell office:value-type="float" office:value="886.281879194631">
            <text:p>886.2818791946</text:p>
          </table:table-cell>
          <table:table-cell table:number-columns-repeated="2" office:value-type="float" office:value="0">
            <text:p>0</text:p>
          </table:table-cell>
          <table:table-cell office:value-type="float" office:value="5984">
            <text:p>5984</text:p>
          </table:table-cell>
          <table:table-cell table:number-columns-repeated="3"/>
        </table:table-row>
        <table:table-row table:style-name="ro1">
          <table:table-cell office:value-type="string">
            <text:p>stroke</text:p>
          </table:table-cell>
          <table:table-cell office:value-type="float" office:value="66.8438071995119">
            <text:p>66.8438071995</text:p>
          </table:table-cell>
          <table:table-cell office:value-type="float" office:value="293.506253813301">
            <text:p>293.5062538133</text:p>
          </table:table-cell>
          <table:table-cell office:value-type="float" office:value="62.6499389871873">
            <text:p>62.6499389872</text:p>
          </table:table-cell>
          <table:table-cell table:number-columns-repeated="2" office:value-type="float" office:value="0">
            <text:p>0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string">
            <text:p>hypertension</text:p>
          </table:table-cell>
          <table:table-cell office:value-type="float" office:value="51.5155582672361">
            <text:p>51.5155582672</text:p>
          </table:table-cell>
          <table:table-cell office:value-type="float" office:value="226.201037217816">
            <text:p>226.2010372178</text:p>
          </table:table-cell>
          <table:table-cell office:value-type="float" office:value="48.2834045149481">
            <text:p>48.2834045149</text:p>
          </table:table-cell>
          <table:table-cell table:number-columns-repeated="2"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HABILITACJA</text:p>
          </table:table-cell>
          <table:table-cell office:value-type="string">
            <text:p>40-49</text:p>
          </table:table-cell>
          <table:table-cell office:value-type="string">
            <text:p>50-59</text:p>
          </table:table-cell>
          <table:table-cell office:value-type="string">
            <text:p>60-69</text:p>
          </table:table-cell>
          <table:table-cell table:style-name="ce4" office:value-type="string">
            <text:p>70-79</text:p>
          </table:table-cell>
          <table:table-cell office:value-type="string">
            <text:p>&gt;80</text:p>
          </table:table-cell>
          <table:table-cell office:value-type="float" office:value="8292">
            <text:p>8292</text:p>
          </table:table-cell>
          <table:table-cell/>
          <table:table-cell office:value-type="string">
            <text:p>Koszty</text:p>
          </table:table-cell>
          <table:table-cell office:value-type="float" office:value="2012">
            <text:p>2012</text:p>
          </table:table-cell>
        </table:table-row>
        <table:table-row table:style-name="ro1">
          <table:table-cell office:value-type="string">
            <text:p>ihd</text:p>
          </table:table-cell>
          <table:table-cell office:value-type="float" office:value="15284.7278988076">
            <text:p>15284.7278988076</text:p>
          </table:table-cell>
          <table:table-cell office:value-type="float" office:value="67114.118930189">
            <text:p>67114.118930189</text:p>
          </table:table-cell>
          <table:table-cell office:value-type="float" office:value="14325.7440055427">
            <text:p>14325.7440055427</text:p>
          </table:table-cell>
          <table:table-cell table:number-columns-repeated="2" office:value-type="float" office:value="0">
            <text:p>0</text:p>
          </table:table-cell>
          <table:table-cell office:value-type="float" office:value="5984">
            <text:p>5984</text:p>
          </table:table-cell>
          <table:table-cell table:number-columns-repeated="3"/>
        </table:table-row>
        <table:table-row table:style-name="ro1">
          <table:table-cell office:value-type="string">
            <text:p>stroke</text:p>
          </table:table-cell>
          <table:table-cell office:value-type="float" office:value="1080.45452894312">
            <text:p>1080.4545289431</text:p>
          </table:table-cell>
          <table:table-cell office:value-type="float" office:value="4744.19657544618">
            <text:p>4744.1965754462</text:p>
          </table:table-cell>
          <table:table-cell office:value-type="float" office:value="1012.66539343993">
            <text:p>1012.6653934399</text:p>
          </table:table-cell>
          <table:table-cell table:number-columns-repeated="2" office:value-type="float" office:value="0">
            <text:p>0</text:p>
          </table:table-cell>
          <table:table-cell office:value-type="float" office:value="423">
            <text:p>423</text:p>
          </table:table-cell>
          <table:table-cell table:number-columns-repeated="3"/>
        </table:table-row>
        <table:table-row table:style-name="ro1">
          <table:table-cell office:value-type="string">
            <text:p>hypertension</text:p>
          </table:table-cell>
          <table:table-cell office:value-type="float" office:value="832.690724433704">
            <text:p>832.6907244337</text:p>
          </table:table-cell>
          <table:table-cell office:value-type="float" office:value="3656.28388556845">
            <text:p>3656.2838855685</text:p>
          </table:table-cell>
          <table:table-cell office:value-type="float" office:value="780.446615275218">
            <text:p>780.4466152752</text:p>
          </table:table-cell>
          <table:table-cell table:number-columns-repeated="2" office:value-type="float" office:value="0">
            <text:p>0</text:p>
          </table:table-cell>
          <table:table-cell office:value-type="float" office:value="326">
            <text:p>326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4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E" svg:font-family="'Arial CE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number number:decimal-places="0" number:min-integer-digits="1" number:grouping="true"/>
      <number:text> zł</number:text>
    </number:number-style>
    <number:number-style style:name="N116">
      <number:text>-</number:text>
      <number:number number:decimal-places="0" number:min-integer-digits="1" number:grouping="true"/>
      <number:text> zł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zł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zł</number:text>
    </number:number-style>
    <number:number-style style:name="N118">
      <number:text>-</number:text>
      <number:number number: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     </number:text>
    </number:number-style>
    <number:number-style style:name="N124P1" style:volatile="true">
      <number:text>-</number:text>
      <number:number number:decimal-places="0" number:min-integer-digits="1" number:grouping="true"/>
      <number:text>      </number:text>
    </number:number-style>
    <number:number-style style:name="N124P2" style:volatile="true">
      <number:text> -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0" number:min-integer-digits="1" number:grouping="true"/>
      <number:text> zł </number:text>
    </number:number-style>
    <number:number-style style:name="N125P1" style:volatile="true">
      <number:text>-</number:text>
      <number:number number:decimal-places="0" number:min-integer-digits="1" number:grouping="true"/>
      <number:text> zł </number:text>
    </number:number-style>
    <number:number-style style:name="N125P2" style:volatile="true">
      <number:text> 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</number:text>
    </number:number-style>
    <number:number-style style:name="N126P1" style:volatile="true">
      <number:text>-</number:text>
      <number:number number:decimal-places="2" number:min-integer-digits="1" number:grouping="true"/>
      <number:text>      </number:text>
    </number:number-style>
    <number:number-style style:name="N126P2" style:volatile="true">
      <number:text> -</number:text>
      <number:number number:decimal-places="0" number:min-integer-digits="0"/>
      <number:text>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2" number:min-integer-digits="1" number:grouping="true"/>
      <number:text> zł </number:text>
    </number:number-style>
    <number:number-style style:name="N127P1" style:volatile="true">
      <number:text>-</number:text>
      <number:number number:decimal-places="2" number:min-integer-digits="1" number:grouping="true"/>
      <number:text> zł </number:text>
    </number:number-style>
    <number:number-style style:name="N127P2" style:volatile="true">
      <number:text> -</number:text>
      <number:number number: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 number:grouping="true"/>
    </number:number-style>
    <number:number-style style:name="N133">
      <number:number number:decimal-places="3" number:min-integer-digits="1" number:grouping="true"/>
    </number:number-style>
    <number:number-style style:name="N134">
      <number:number number:decimal-places="4" number:min-integer-digits="1"/>
    </number:number-style>
    <number:number-style style:name="N135">
      <number:number number:decimal-places="3" number:min-integer-digits="1"/>
    </number:number-style>
    <number:number-style style:name="N136">
      <number:number number:decimal-places="1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P0" style:volatile="true">
      <number:text> </number:text>
      <number:number number:decimal-places="1" number:min-integer-digits="1" number:grouping="true"/>
      <number:text>      </number:text>
    </number:number-style>
    <number:number-style style:name="N140P1" style:volatile="true">
      <number:text>-</number:text>
      <number:number number:decimal-places="1" number:min-integer-digits="1" number:grouping="true"/>
      <number:text>      </number:text>
    </number:number-style>
    <number:number-style style:name="N140P2" style:volatile="true">
      <number:text> -</number:text>
      <number:number number:decimal-places="0" number:min-integer-digits="0"/>
      <number:text>     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number:min-integer-digits="1" number:grouping="true"/>
      <number:text> zł</number:text>
    </number:number-style>
    <number:number-style style:name="N142">
      <number:number number:decimal-places="8" number:min-integer-digits="1"/>
    </number:number-style>
    <number:number-style style:name="N143">
      <number:number number:decimal-places="0" number:min-integer-digits="1" number:grouping="true"/>
      <number:text>     </number:text>
    </number:number-style>
    <number:percentage-style style:name="N144">
      <number:number number:decimal-places="1" number:min-integer-digits="1"/>
      <number:text>%</number:text>
    </number:percentage-style>
    <number:number-style style:name="N145">
      <number:number number:decimal-places="9" number:min-integer-digits="1"/>
    </number:number-style>
    <number:number-style style:name="N146">
      <number:number number:decimal-places="4" number:min-integer-digits="1" number:grouping="true"/>
    </number:number-style>
    <number:number-style style:name="N147">
      <number:number number:decimal-places="5" number:min-integer-digits="1" number:grouping="true"/>
    </number:number-style>
    <number:number-style style:name="N148">
      <number:number number:decimal-places="6" number:min-integer-digits="1" number:grouping="true"/>
    </number:number-style>
    <number:number-style style:name="N149">
      <number:number number:decimal-places="7" number:min-integer-digits="1" number:grouping="true"/>
    </number:number-style>
    <number:number-style style:name="N150">
      <number:number number:decimal-places="8" number:min-integer-digits="1" number:grouping="true"/>
    </number:number-style>
    <number:number-style style:name="N151">
      <number:number number:decimal-places="10" number:min-integer-digits="1"/>
    </number:number-style>
    <number:number-style style:name="N152">
      <number:number number:decimal-places="11" number:min-integer-digits="1"/>
    </number:number-style>
    <number:number-style style:name="N153">
      <number:number number:decimal-places="12" number:min-integer-digits="1"/>
    </number:number-style>
    <number:number-style style:name="N154">
      <number:number number:decimal-places="13" number:min-integer-digits="1"/>
    </number:number-style>
    <number:number-style style:name="N155">
      <number:number number:decimal-places="14" number:min-integer-digits="1"/>
    </number:number-style>
    <number:number-style style:name="N156">
      <number:number number:decimal-places="15" number:min-integer-digits="1"/>
    </number:number-style>
    <number:number-style style:name="N157">
      <number:number number:decimal-places="16" number:min-integer-digits="1"/>
    </number:number-style>
    <number:number-style style:name="N158">
      <number:number number:decimal-places="17" number:min-integer-digits="1"/>
    </number:number-style>
    <number:number-style style:name="N159">
      <number:number number:decimal-places="18" number:min-integer-digits="1"/>
    </number:number-style>
    <number:number-style style:name="N160">
      <number:number number:decimal-places="19" number:min-integer-digits="1"/>
    </number:number-style>
    <number:number-style style:name="N161">
      <number:number number:decimal-places="20" number:min-integer-digits="1"/>
    </number:number-style>
    <number:number-style style:name="N162">
      <number:number number:decimal-places="21" number:min-integer-digits="1"/>
    </number:number-style>
    <number:number-style style:name="N163P0" style:volatile="true">
      <number:text> </number:text>
      <number:number number:decimal-places="3" number:min-integer-digits="1" number:grouping="true"/>
      <number:text>      </number:text>
    </number:number-style>
    <number:number-style style:name="N163P1" style:volatile="true">
      <number:text>-</number:text>
      <number:number number:decimal-places="3" number:min-integer-digits="1" number:grouping="true"/>
      <number:text>      </number:text>
    </number:number-style>
    <number:number-style style:name="N163P2" style:volatile="true">
      <number:text> -</number:text>
      <number:number number:decimal-places="0" number:min-integer-digits="0"/>
      <number:text> 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number number:decimal-places="0" number:min-integer-digits="1" number:grouping="true"/>
      <number:text>      </number:text>
    </number:number-style>
    <number:number-style style:name="N164P1" style:volatile="true">
      <number:text>-</number:text>
      <number:number number:decimal-places="0" number:min-integer-digits="1" number:grouping="true"/>
      <number:text>      </number:text>
    </number:number-style>
    <number:number-style style:name="N164P2" style:volatile="true">
      <number:text> -</number:text>
      <number:number number:decimal-places="0" number:min-integer-digits="0"/>
      <number:text>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number:min-integer-digits="1" number:grouping="true"/>
      <number:text> </number:text>
    </number:number-style>
    <number:number-style style:name="N165">
      <number:text>(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  <number:text> </number:text>
    </number:number-style>
    <number:number-style style:name="N167">
      <number:text>($</number:text>
      <number:number number: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 </number:text>
      <number:number number: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0" number:min-integer-digits="1" number:grouping="true"/>
      <number:text>)</number:text>
    </number:number-style>
    <number:number-style style:name="N170P2" style:volatile="true">
      <number:text> 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 $</number:text>
      <number:number number:decimal-places="2" number:min-integer-digits="1" number:grouping="true"/>
      <number:text> </number:text>
    </number:number-style>
    <number:number-style style:name="N171P1" style:volatile="true">
      <number:text> $(</number:text>
      <number:number number:decimal-places="2" number:min-integer-digits="1" number:grouping="true"/>
      <number:text>)</number:text>
    </number:number-style>
    <number:number-style style:name="N171P2" style:volatile="true">
      <number:text> $-</number:text>
      <number:number number: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</number:text>
      <number:number number:decimal-places="2" number:min-integer-digits="1" number:grouping="true"/>
      <number:text> </number:text>
    </number:number-style>
    <number:number-style style:name="N172P1" style:volatile="true">
      <number:text> (</number:text>
      <number:number number:decimal-places="2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>$</number:currency-symbol>
      <number:number number:decimal-places="2" number:min-integer-digits="1" number:grouping="true"/>
    </number:currency-style>
    <number:currency-style style:name="N173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73P0"/>
    </number:currency-style>
    <number:number-style style:name="N174">
      <number:number number:decimal-places="0" number:min-integer-digits="1">
        <number:embedded-text number:position="3"> </number:embedded-text>
      </number:number>
    </number:number-style>
    <number:number-style style:name="N175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6116" number:language="en">
      <number:day number:style="long"/>
      <number:text>-</number:text>
      <number:month number:textual="true"/>
      <number:text>-</number:text>
      <number:year/>
    </number:date-style>
    <number:date-style style:name="N16117" number:language="en">
      <number:day number:style="long"/>
      <number:text>-</number:text>
      <number:month number:textual="true"/>
    </number:date-style>
    <number:date-style style:name="N16118" number:language="en">
      <number:month number:textual="true"/>
      <number:text>-</number:text>
      <number:year/>
    </number:date-style>
    <number:time-style style:name="N16119" number:language="en">
      <number:hours/>
      <number:text>:</number:text>
      <number:minutes number:style="long"/>
      <number:text> </number:text>
      <number:am-pm/>
    </number:time-style>
    <number:time-style style:name="N16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5f_Absencja_20_chorobowa_20_2009r" style:display-name="Normalny_Absencja chorobowa 2009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Normalny_5f_Choroby_20_Po_20_Angielsku_20_ICD-10" style:display-name="Normalny_Choroby Po Angielsku ICD-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3/01/2015</text:date>, <text:time>11:4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Jetka</meta:initial-creator>
    <meta:creation-date>2015-02-28T20:09:58</meta:creation-date>
    <dc:date>2015-03-01T11:48:25</dc:date>
    <dc:creator>Tomasz Jetka</dc:creator>
    <meta:editing-duration>PT13H59M53S</meta:editing-duration>
    <meta:editing-cycles>1</meta:editing-cycles>
    <meta:document-statistic meta:table-count="3" meta:cell-count="329" meta:object-count="0"/>
    <meta:generator>OpenOffice/4.0.1$Unix OpenOffice.org_project/401m5$Build-9714</meta:generator>
  </office:meta>
</office:document-meta>
</file>